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F1CB1CCD198E100C.png" manifest:media-type="image/png"/>
  <manifest:file-entry manifest:full-path="Pictures/100002F90000051000000510D098C07FB7A0188E.svg" manifest:media-type="image/svg+xml"/>
  <manifest:file-entry manifest:full-path="Pictures/100000010000002D0000002D71F6A55702E621D6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5" style:family="paragraph">
      <loext:graphic-properties draw:fill-color="#1c1c1c"/>
      <style:paragraph-properties fo:text-align="center"/>
    </style:style>
    <style:style style:name="P46" style:family="paragraph">
      <loext:graphic-properties draw:fill="solid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7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59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3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111111" loext:opacity="100%" style:font-name="Merriweather" fo:font-size="10.5pt" style:font-size-asian="10.5pt" style:font-size-complex="10.5pt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55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6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7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9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60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111111" loext:opacity="100%"/>
    </style:style>
    <style:style style:name="T6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 </text:span><text:span text:style-name="T3">(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n</text:span><text:span text:style-name="T3">d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</text:span><text:span text:style-name="T4">a</text:span><text:span text:style-name="T4">i</text:span><text:span text:style-name="T4">r</text:span><text:span text:style-name="T4">o</text:span><text:span text:style-name="T4">,</text:span><text:span text:style-name="T4"> </text:span><text:span text:style-name="T4">E</text:span><text:span text:style-name="T4">g</text:span><text:span text:style-name="T4">y</text:span><text:span text:style-name="T4">p</text:span><text:span text:style-name="T4">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t.me/salihcodev" xlink:type="simple">telegram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</text:span><text:span text:style-name="T8">h</text:span><text:span text:style-name="T8">m</text:span><text:span text:style-name="T8">a</text:span><text:span text:style-name="T8">d</text:span><text:span text:style-name="T9"> </text:span><text:span text:style-name="T9">S</text:span><text:span text:style-name="T9">a</text:span><text:span text:style-name="T9">l</text:span><text:span text:style-name="T9">i</text:span><text:span text:style-name="T9">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71F6A55702E621D6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nical </text:span><text:span text:style-name="T10">Experien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 </text:span><text:span text:style-name="T14">Pl</text:span><text:span text:style-name="T14">at</text:span><text:span text:style-name="T14">fo</text:span><text:span text:style-name="T14">r</text:span><text:span text:style-name="T14">m </text:span><text:span text:style-name="T14">th</text:span><text:span text:style-name="T14">at </text:span><text:span text:style-name="T14">h</text:span><text:span text:style-name="T14">el</text:span><text:span text:style-name="T14">p</text:span><text:span text:style-name="T14">s </text:span><text:span text:style-name="T14">p</text:span><text:span text:style-name="T14">e</text:span><text:span text:style-name="T14">o</text:span><text:span text:style-name="T14">pl</text:span><text:span text:style-name="T14">e </text:span><text:span text:style-name="T14">to </text:span><text:span text:style-name="T14">se</text:span><text:span text:style-name="T14">ll </text:span><text:span text:style-name="T14">th</text:span><text:span text:style-name="T14">ei</text:span><text:span text:style-name="T14">r </text:span><text:span text:style-name="T14">p</text:span><text:span text:style-name="T14">r</text:span><text:span text:style-name="T14">o</text:span><text:span text:style-name="T14">d</text:span><text:span text:style-name="T14">u</text:span><text:span text:style-name="T14">ct</text:span><text:span text:style-name="T14">s </text:span><text:span text:style-name="T14">o</text:span><text:span text:style-name="T14">nl</text:span><text:span text:style-name="T14">in</text:span><text:span text:style-name="T14">e.</text:span></text:p>
          </draw:text-box>
        </draw:frame>
        <draw:frame draw:style-name="gr14" draw:text-style-name="P22" draw:layer="layout" svg:width="18.72cm" svg:height="0.696cm" svg:x="1.185cm" svg:y="11.148cm">
          <draw:text-box>
            <text:list text:style-name="L2">
              <text:list-item>
                <text:p text:style-name="P21"><text:span text:style-name="T15">A</text:span><text:span text:style-name="T15">c</text:span><text:span text:style-name="T15">h</text:span><text:span text:style-name="T15">i</text:span><text:span text:style-name="T15">e</text:span><text:span text:style-name="T15">v</text:span><text:span text:style-name="T15">e</text:span><text:span text:style-name="T15">d</text:span><text:span text:style-name="T15"> </text:span><text:span text:style-name="T16">a</text:span><text:span text:style-name="T16">u</text:span><text:span text:style-name="T16">t</text:span><text:span text:style-name="T16">h</text:span><text:span text:style-name="T16">o</text:span><text:span text:style-name="T16">r</text:span><text:span text:style-name="T16">i</text:span><text:span text:style-name="T16">z</text:span><text:span text:style-name="T16">i</text:span><text:span text:style-name="T16">n</text:span><text:span text:style-name="T16">g</text:span><text:span text:style-name="T15">/</text:span><text:span text:style-name="T16">a</text:span><text:span text:style-name="T16">u</text:span><text:span text:style-name="T16">t</text:span><text:span text:style-name="T16">h</text:span><text:span text:style-name="T16">e</text:span><text:span text:style-name="T16">n</text:span><text:span text:style-name="T16">t</text:span><text:span text:style-name="T16">i</text:span><text:span text:style-name="T16">c</text:span><text:span text:style-name="T16">a</text:span><text:span text:style-name="T16">t</text:span><text:span text:style-name="T16">i</text:span><text:span text:style-name="T16">n</text:span><text:span text:style-name="T16">g</text:span><text:span text:style-name="T15"> </text:span><text:span text:style-name="T15">f</text:span><text:span text:style-name="T15">o</text:span><text:span text:style-name="T15">r</text:span><text:span text:style-name="T15"> </text:span><text:span text:style-name="T15">u</text:span><text:span text:style-name="T15">s</text:span><text:span text:style-name="T15">e</text:span><text:span text:style-name="T15">r</text:span><text:span text:style-name="T15">s</text:span><text:span text:style-name="T15">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572cm">
          <draw:text-box>
            <text:list text:style-name="L2">
              <text:list-item>
                <text:p text:style-name="P21"><text:span text:style-name="T15">Imple</text:span><text:span text:style-name="T15">mente</text:span><text:span text:style-name="T15">d a </text:span><text:span text:style-name="T19">fully </text:span><text:span text:style-name="T19">functio</text:span><text:span text:style-name="T19">nal</text:span><text:span text:style-name="T16"> </text:span><text:span text:style-name="T16">dashbo</text:span><text:span text:style-name="T16">ard</text:span><text:span text:style-name="T15"> to </text:span><text:span text:style-name="T15">make </text:span><text:span text:style-name="T15">every </text:span><text:span text:style-name="T15">supplie</text:span><text:span text:style-name="T15">r </text:span><text:span text:style-name="T20">manag</text:span><text:span text:style-name="T20">e</text:span><text:span text:style-name="T15"> their </text:span><text:span text:style-name="T15">produc</text:span><text:span text:style-name="T15">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3.952cm">
          <draw:text-box>
            <text:list text:style-name="L2">
              <text:list-item>
                <text:p text:style-name="P21"><text:span text:style-name="T15">Cart, wish list </text:span><text:span text:style-name="T15">and checkout </text:span><text:span text:style-name="T15">pag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452cm">
          <draw:text-box>
            <text:list text:style-name="L2">
              <text:list-item>
                <text:p text:style-name="P21"><text:span text:style-name="T21">Built single product page that contains </text:span><text:span text:style-name="T16">full details, reviews (categorized reviews), </text:span><text:span text:style-name="T16">and basic supplier 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648cm">
          <draw:text-box>
            <text:list text:style-name="L2">
              <text:list-item>
                <text:p text:style-name="P21"><text:span text:style-name="T22">Built </text:span><text:span text:style-name="T23">role</text:span><text:span text:style-name="T22"> </text:span><text:span text:style-name="T22">system </text:span><text:span text:style-name="T22">for the </text:span><text:span text:style-name="T22">users’ </text:span><text:span text:style-name="T24">custom</text:span><text:span text:style-name="T24">ers/sup</text:span><text:span text:style-name="T24">plie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719cm">
          <draw:text-box>
            <text:p text:style-name="P21"><text:span text:style-name="T25">Ahmad is </text:span><text:span text:style-name="T25">experienced </text:span><text:span text:style-name="T25">frontend </text:span><text:span text:style-name="T25">developer with a </text:span><text:span text:style-name="T25">strong </text:span><text:span text:style-name="T25">background in </text:span><text:span text:style-name="T26">ReactJS</text:span><text:span text:style-name="T25"> and </text:span><text:span text:style-name="T25">modern</text:span></text:p>
            <text:p text:style-name="P21"><text:span text:style-name="T25">web </text:span><text:span text:style-name="T25">development </text:span><text:span text:style-name="T25">technologies. </text:span><text:span text:style-name="T25">Proficient in </text:span><text:span text:style-name="T25">technologies </text:span><text:span text:style-name="T25">such as </text:span><text:span text:style-name="T26">ES6+ </text:span><text:span text:style-name="T26">(Typescript)</text:span><text:span text:style-name="T25">, </text:span><text:span text:style-name="T26">GatsbyJS</text:span><text:span text:style-name="T25">, </text:span><text:span text:style-name="T26">Pug/Jade</text:span><text:span text:style-name="T25">, </text:span><text:span text:style-name="T26">Sass</text:span><text:span text:style-name="T25">, </text:span><text:span text:style-name="T26">Webpack</text:span><text:span text:style-name="T25">, </text:span><text:span text:style-name="T26">Vite</text:span><text:span text:style-name="T27">,</text:span><text:span text:style-name="T25"> </text:span><text:span text:style-name="T25">and much more. </text:span><text:span text:style-name="T25">Also </text:span><text:span text:style-name="T25">Experienced in </text:span><text:span text:style-name="T25">Backend </text:span><text:span text:style-name="T25">technologies </text:span><text:span text:style-name="T25">like </text:span><text:span text:style-name="T26">NodeJS</text:span><text:span text:style-name="T25">, </text:span><text:span text:style-name="T26">ExpressJS</text:span><text:span text:style-name="T25">, </text:span><text:span text:style-name="T26">MongoDB</text:span><text:span text:style-name="T25">, </text:span><text:span text:style-name="T26">SQL</text:span><text:span text:style-name="T25">, </text:span><text:span text:style-name="T26">Postgresql</text:span><text:span text:style-name="T25">. And </text:span><text:span text:style-name="T25">he has hands-</text:span><text:span text:style-name="T25">on building </text:span><text:span text:style-name="T25">CI/CD pipelines </text:span><text:span text:style-name="T25">with </text:span><text:span text:style-name="T26">Docker</text:span><text:span text:style-name="T25"> and </text:span><text:span text:style-name="T25">tools such as </text:span><text:span text:style-name="T25">Circle CI, Travis </text:span><text:span text:style-name="T25">CI, and GitHub </text:span><text:span text:style-name="T25">Actions.</text:span></text:p>
          </draw:text-box>
        </draw:frame>
        <draw:frame draw:style-name="gr22" draw:text-style-name="P26" draw:layer="layout" svg:width="5.448cm" svg:height="0.696cm" svg:x="3.408cm" svg:y="8.722cm">
          <draw:text-box>
            <text:p text:style-name="P19"><text:span text:style-name="T28">( e Commercial </text:span><text:span text:style-name="T28">platform</text:span><text:span text:style-name="T29">)</text:span></text:p>
          </draw:text-box>
        </draw:frame>
        <draw:frame draw:style-name="gr23" draw:text-style-name="P27" draw:layer="layout" svg:width="5.448cm" svg:height="0.742cm" svg:x="1.156cm" svg:y="10.548cm">
          <draw:text-box>
            <text:p text:style-name="P19"><text:span text:style-name="T30"><text:s/></text:span><text:span text:style-name="T30">Key features :</text:span></text:p>
          </draw:text-box>
        </draw:frame>
        <draw:frame draw:style-name="gr24" draw:text-style-name="P22" draw:layer="layout" svg:width="18.72cm" svg:height="0.696cm" svg:x="1.185cm" svg:y="14.452cm">
          <draw:text-box>
            <text:list text:style-name="L2">
              <text:list-item>
                <text:p text:style-name="P21"><text:span text:style-name="T15">Developed a notifications </text:span><text:span text:style-name="T15">system to respond to orders and </text:span><text:span text:style-name="T15">anything else that should be </text:span><text:span text:style-name="T15">notified. 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4.952cm">
          <draw:text-box>
            <text:list text:style-name="L2">
              <text:list-item>
                <text:p text:style-name="P19"><text:span text:style-name="T22">Chat to keep in touch with your ord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496cm">
          <draw:text-box>
            <text:list text:style-name="L2">
              <text:list-item>
                <text:p text:style-name="P21"><text:span text:style-name="T15">A </text:span><text:span text:style-name="T16">pre-Made</text:span><text:span text:style-name="T15"> supplier </text:span><text:span text:style-name="T20">profile </text:span><text:span text:style-name="T15">and </text:span><text:span text:style-name="T15">represented as </text:span><text:span text:style-name="T20">‘the company </text:span><text:span text:style-name="T20">website’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035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32">for the </text:span><text:span text:style-name="T32">customer </text:span><text:span text:style-name="T16">(recommendation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095cm">
          <draw:text-box>
            <text:list text:style-name="L2">
              <text:list-item>
                <text:p text:style-name="P21"><text:span text:style-name="T21">A Hot list for </text:span><text:span text:style-name="T19">searching</text:span><text:span text:style-name="T21"> whole </text:span><text:span text:style-name="T21">products Also </text:span><text:span text:style-name="T16">shows </text:span><text:span text:style-name="T16">suggestions</text:span><text:span text:style-name="T21"> </text:span><text:span text:style-name="T21">about trending </text:span><text:span text:style-name="T21">search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57cm">
          <draw:text-box>
            <text:p text:style-name="P19"><text:span text:style-name="T25">Now he </text:span><text:span text:style-name="T25">is </text:span><text:span text:style-name="T25">looking </text:span><text:span text:style-name="T25">for a </text:span><text:span text:style-name="T25">challengi</text:span><text:span text:style-name="T25">ng role, </text:span><text:span text:style-name="T25">Where </text:span><text:span text:style-name="T25">he can </text:span><text:span text:style-name="T33">utilize</text:span><text:span text:style-name="T25"> his </text:span><text:span text:style-name="T25">skills and </text:span><text:span text:style-name="T25">continue </text:span></text:p>
            <text:p text:style-name="P19"><text:span text:style-name="T25">learning </text:span><text:span text:style-name="T25">and </text:span><text:span text:style-name="T25">growing </text:span><text:span text:style-name="T25">as a </text:span><text:span text:style-name="T25">develope</text:span><text:span text:style-name="T25">r.</text:span></text:p>
          </draw:text-box>
        </draw:frame>
        <draw:frame draw:style-name="gr30" draw:text-style-name="P29" draw:layer="layout" svg:width="13.431cm" svg:height="0.823cm" svg:x="1.811cm" svg:y="17.757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262cm">
          <draw:text-box>
            <text:p text:style-name="P21"><text:span text:style-name="T35">Object</text:span><text:span text:style-name="T35">-</text:span><text:span text:style-name="T35">Orient</text:span><text:span text:style-name="T35">ed </text:span><text:span text:style-name="T35">Design</text:span></text:p>
          </draw:text-box>
        </draw:frame>
        <draw:line draw:style-name="gr11" draw:text-style-name="P31" draw:layer="layout" svg:x1="3.91cm" svg:y1="17.266cm" svg:x2="20.367cm" svg:y2="17.276cm">
          <text:p/>
        </draw:line>
        <draw:frame draw:style-name="gr32" draw:text-style-name="P32" draw:layer="layout" svg:width="3.686cm" svg:height="0.633cm" svg:x="0.66cm" svg:y="17.298cm">
          <draw:text-box>
            <text:p text:style-name="P1"><text:span text:style-name="T36">Courses</text:span></text:p>
          </draw:text-box>
        </draw:frame>
        <draw:frame draw:style-name="gr33" draw:text-style-name="P33" draw:layer="layout" svg:width="4.155cm" svg:height="0.708cm" svg:x="0.656cm" svg:y="16.828cm">
          <draw:text-box>
            <text:p><text:span text:style-name="T37">Achie</text:span><text:span text:style-name="T37">vemen</text:span><text:span text:style-name="T37">ts</text:span></text:p>
          </draw:text-box>
        </draw:frame>
        <draw:line draw:style-name="gr34" draw:text-style-name="P34" draw:layer="layout" svg:x1="1.555cm" svg:y1="18.394cm" svg:x2="1.555cm" svg:y2="19.921cm">
          <text:p text:style-name="P11"><text:s/></text:p>
        </draw:line>
        <draw:frame draw:style-name="gr35" draw:text-style-name="P36" draw:layer="layout" svg:width="3.502cm" svg:height="0.717cm" svg:x="16.77cm" svg:y="18.273cm">
          <draw:text-box>
            <text:p text:style-name="P35"><text:span text:style-name="T38">(</text:span><text:span text:style-name="T39">Dec. <text:s/></text:span><text:span text:style-name="T39">2021)</text:span></text:p>
          </draw:text-box>
        </draw:frame>
        <draw:frame draw:style-name="gr35" draw:text-style-name="P38" draw:layer="layout" svg:width="2.338cm" svg:height="0.717cm" svg:x="11.737cm" svg:y="17.816cm">
          <draw:text-box>
            <text:p text:style-name="P37"><text:span text:style-name="T38">Coursera</text:span></text:p>
          </draw:text-box>
        </draw:frame>
        <draw:frame draw:style-name="gr31" draw:text-style-name="P30" draw:layer="layout" svg:width="6.666cm" svg:height="0.657cm" svg:x="2.117cm" svg:y="18.662cm">
          <draw:text-box>
            <text:p text:style-name="P19"><text:span text:style-name="T35">Design Patterns</text:span></text:p>
          </draw:text-box>
        </draw:frame>
        <draw:frame draw:style-name="gr35" draw:text-style-name="P36" draw:layer="layout" svg:width="3.502cm" svg:height="0.717cm" svg:x="16.77cm" svg:y="18.6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062cm">
          <draw:text-box>
            <text:p text:style-name="P21"><text:span text:style-name="T35">Software Architecture</text:span></text:p>
          </draw:text-box>
        </draw:frame>
        <draw:frame draw:style-name="gr35" draw:text-style-name="P36" draw:layer="layout" svg:width="3.502cm" svg:height="0.717cm" svg:x="16.77cm" svg:y="19.0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462cm">
          <draw:text-box>
            <text:p text:style-name="P21"><text:span text:style-name="T35">Service-Oriented Architecture</text:span></text:p>
          </draw:text-box>
        </draw:frame>
        <draw:frame draw:style-name="gr35" draw:text-style-name="P36" draw:layer="layout" svg:width="3.502cm" svg:height="0.717cm" svg:x="16.77cm" svg:y="19.473cm">
          <draw:text-box>
            <text:p text:style-name="P35"><text:span text:style-name="T38">(WIP</text:span><text:span text:style-name="T39">)</text:span></text:p>
          </draw:text-box>
        </draw:frame>
        <draw:frame draw:style-name="gr36" draw:text-style-name="P39" draw:layer="layout" svg:width="1.892cm" svg:height="0.696cm" svg:x="1.254cm" svg:y="16.182cm">
          <draw:text-box>
            <text:p text:style-name="P7"><text:span text:style-name="T40">Reactjs</text:span></text:p>
          </draw:text-box>
        </draw:frame>
        <draw:frame draw:style-name="gr36" draw:text-style-name="P40" draw:layer="layout" svg:width="2.699cm" svg:height="0.696cm" svg:x="4.192cm" svg:y="16.163cm">
          <draw:text-box>
            <text:p text:style-name="P7"><text:span text:style-name="T40">Types</text:span><text:span text:style-name="T40">cript</text:span></text:p>
          </draw:text-box>
        </draw:frame>
        <draw:frame draw:style-name="gr36" draw:text-style-name="P39" draw:layer="layout" svg:width="1.766cm" svg:height="0.696cm" svg:x="2.911cm" svg:y="16.182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0" draw:layer="layout" svg:width="2.699cm" svg:height="0.696cm" svg:x="6.373cm" svg:y="16.186cm">
          <draw:text-box>
            <text:p text:style-name="P7"><text:span text:style-name="T40">Express</text:span><text:span text:style-name="T40">js</text:span></text:p>
          </draw:text-box>
        </draw:frame>
        <draw:frame draw:style-name="gr36" draw:text-style-name="P41" draw:layer="layout" svg:width="2.699cm" svg:height="0.696cm" svg:x="8.432cm" svg:y="16.163cm">
          <draw:text-box>
            <text:p text:style-name="P7"><text:span text:style-name="T40">MongoDB</text:span></text:p>
          </draw:text-box>
        </draw:frame>
        <draw:frame draw:style-name="gr36" draw:text-style-name="P40" draw:layer="layout" svg:width="1.803cm" svg:height="0.696cm" svg:x="10.109cm" svg:y="16.163cm">
          <draw:text-box>
            <text:p text:style-name="P7"><text:span text:style-name="T40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29cm" svg:x2="20.367cm" svg:y2="22.629cm">
          <text:p/>
        </draw:line>
        <draw:frame draw:style-name="gr37" draw:text-style-name="P32" draw:layer="layout" svg:width="5.228cm" svg:height="0.751cm" svg:x="0.664cm" svg:y="22.698cm">
          <draw:text-box>
            <text:p text:style-name="P1"><text:span text:style-name="T36">Employment</text:span></text:p>
          </draw:text-box>
        </draw:frame>
        <draw:frame draw:style-name="gr16" draw:text-style-name="P33" draw:layer="layout" svg:width="4.155cm" svg:height="0.835cm" svg:x="0.66cm" svg:y="22.208cm">
          <draw:text-box>
            <text:p><text:span text:style-name="T37">Work Experience</text:span></text:p>
          </draw:text-box>
        </draw:frame>
        <draw:frame draw:style-name="gr30" draw:text-style-name="P29" draw:layer="layout" svg:width="12.174cm" svg:height="0.823cm" svg:x="1.804cm" svg:y="19.8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387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38" draw:text-style-name="P42" draw:layer="layout" svg:width="9.188cm" svg:height="0.657cm" svg:x="2.11cm" svg:y="20.788cm">
          <draw:text-box>
            <text:p text:style-name="P19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189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776cm" svg:y="20.373cm">
          <draw:text-box>
            <text:p text:style-name="P43"><text:span text:style-name="T38">(</text:span><text:span text:style-name="T42">Nov. 2021)</text:span></text:p>
          </draw:text-box>
        </draw:frame>
        <draw:frame draw:style-name="gr35" draw:text-style-name="P44" draw:layer="layout" svg:width="4.059cm" svg:height="0.717cm" svg:x="16.219cm" svg:y="20.73cm">
          <draw:text-box>
            <text:p text:style-name="P43"><text:span text:style-name="T38">(Dec</text:span><text:span text:style-name="T39">. 2021)</text:span></text:p>
          </draw:text-box>
        </draw:frame>
        <draw:frame draw:style-name="gr35" draw:text-style-name="P44" draw:layer="layout" svg:width="4.059cm" svg:height="0.717cm" svg:x="16.22cm" svg:y="21.168cm">
          <draw:text-box>
            <text:p text:style-name="P35"><text:span text:style-name="T38">(Dec. </text:span><text:span text:style-name="T39">2021)</text:span></text:p>
          </draw:text-box>
        </draw:frame>
        <draw:frame draw:style-name="gr35" draw:text-style-name="P38" draw:layer="layout" svg:width="2.338cm" svg:height="0.717cm" svg:x="11.127cm" svg:y="19.913cm">
          <draw:text-box>
            <text:p text:style-name="P37"><text:span text:style-name="T38">Coursera</text:span></text:p>
          </draw:text-box>
        </draw:frame>
        <draw:frame draw:style-name="gr39" draw:text-style-name="P29" draw:layer="layout" svg:width="15.084cm" svg:height="0.742cm" svg:x="1.791cm" svg:y="21.605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763cm" svg:y="21.645cm">
          <draw:text-box>
            <text:p text:style-name="P43"><text:span text:style-name="T38">(Jan. 2023</text:span><text:span text:style-name="T42">)</text:span></text:p>
          </draw:text-box>
        </draw:frame>
        <draw:frame draw:style-name="gr35" draw:text-style-name="P38" draw:layer="layout" svg:width="2.338cm" svg:height="0.717cm" svg:x="15.103cm" svg:y="21.638cm">
          <draw:text-box>
            <text:p text:style-name="P37"><text:span text:style-name="T38">Udemy</text:span></text:p>
          </draw:text-box>
        </draw:frame>
        <draw:custom-shape draw:style-name="gr40" draw:text-style-name="P45" draw:layer="layout" svg:width="0.175cm" svg:height="0.181cm" svg:x="1.46cm" svg:y="18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0.175cm" svg:height="0.181cm" svg:x="1.46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46" draw:layer="layout" svg:x1="1.555cm" svg:y1="20.465cm" svg:x2="1.555cm" svg:y2="21.671cm">
          <text:p/>
        </draw:line>
        <draw:custom-shape draw:style-name="gr40" draw:text-style-name="P45" draw:layer="layout" svg:width="0.175cm" svg:height="0.181cm" svg:x="1.46cm" svg:y="2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7" draw:layer="layout" svg:width="3.556cm" svg:height="0.873cm" svg:x="1.905cm" svg:y="23.172cm">
          <draw:text-box>
            <text:p><text:span text:style-name="T43">Military</text:span></text:p>
          </draw:text-box>
        </draw:frame>
        <draw:frame draw:style-name="gr35" draw:text-style-name="P48" draw:layer="layout" svg:width="5.143cm" svg:height="0.717cm" svg:x="15.287cm" svg:y="23.323cm">
          <draw:text-box>
            <text:p text:style-name="P43"><text:span text:style-name="T44">Jan – 2022 : Mar <text:s/>- 2023 </text:span></text:p>
          </draw:text-box>
        </draw:frame>
        <draw:frame draw:style-name="gr43" draw:text-style-name="P49" draw:layer="layout" svg:width="5.225cm" svg:height="0.823cm" svg:x="1.897cm" svg:y="24.375cm">
          <draw:text-box>
            <text:p text:style-name="P21"><text:span text:style-name="T45">Fullstack developer</text:span></text:p>
          </draw:text-box>
        </draw:frame>
        <draw:frame draw:style-name="gr44" draw:text-style-name="P50" draw:layer="layout" svg:width="9.256cm" svg:height="0.742cm" svg:x="4.14cm" svg:y="23.286cm">
          <draw:text-box>
            <text:p text:style-name="P19"><text:span text:style-name="T46">Military </text:span><text:span text:style-name="T46">service </text:span><text:span text:style-name="T46">life time</text:span></text:p>
          </draw:text-box>
        </draw:frame>
        <draw:frame draw:style-name="gr45" draw:text-style-name="P51" draw:layer="layout" svg:width="19.062cm" svg:height="1.263cm" svg:x="1.875cm" svg:y="24.99cm">
          <draw:text-box>
            <text:p text:style-name="P21"><text:span text:style-name="T47">P</text:span><text:span text:style-name="T47">l</text:span><text:span text:style-name="T47">a</text:span><text:span text:style-name="T47">y</text:span><text:span text:style-name="T47">e</text:span><text:span text:style-name="T47">d</text:span><text:span text:style-name="T47"> </text:span><text:span text:style-name="T47">f</text:span><text:span text:style-name="T47">u</text:span><text:span text:style-name="T47">l</text:span><text:span text:style-name="T47">l </text:span><text:span text:style-name="T47">r</text:span><text:span text:style-name="T47">o</text:span><text:span text:style-name="T47">l</text:span><text:span text:style-name="T47">e</text:span><text:span text:style-name="T47">, </text:span><text:span text:style-name="T47">I </text:span><text:span text:style-name="T47">b</text:span><text:span text:style-name="T47">u</text:span><text:span text:style-name="T47">i</text:span><text:span text:style-name="T47">l</text:span><text:span text:style-name="T47">t </text:span><text:span text:style-name="T47">q</text:span><text:span text:style-name="T47">u</text:span><text:span text:style-name="T47">i</text:span><text:span text:style-name="T47">t</text:span><text:span text:style-name="T47">e </text:span><text:span text:style-name="T47">s</text:span><text:span text:style-name="T47">e</text:span><text:span text:style-name="T47">v</text:span><text:span text:style-name="T47">e</text:span><text:span text:style-name="T47">r</text:span><text:span text:style-name="T47">a</text:span><text:span text:style-name="T47">l </text:span><text:span text:style-name="T47">p</text:span><text:span text:style-name="T47">r</text:span><text:span text:style-name="T47">o</text:span><text:span text:style-name="T47">j</text:span><text:span text:style-name="T47">e</text:span><text:span text:style-name="T47">c</text:span><text:span text:style-name="T47">t</text:span><text:span text:style-name="T47">s</text:span><text:span text:style-name="T47">, </text:span><text:span text:style-name="T47">f</text:span><text:span text:style-name="T47">r</text:span><text:span text:style-name="T47">o</text:span><text:span text:style-name="T47">n</text:span><text:span text:style-name="T47">t</text:span><text:span text:style-name="T47">&amp;</text:span><text:span text:style-name="T47">b</text:span><text:span text:style-name="T47">a</text:span><text:span text:style-name="T47">c</text:span><text:span text:style-name="T47">k </text:span><text:span text:style-name="T47">e</text:span><text:span text:style-name="T47">n</text:span><text:span text:style-name="T47">d</text:span><text:span text:style-name="T47">. </text:span><text:span text:style-name="T47">M</text:span><text:span text:style-name="T47">o</text:span><text:span text:style-name="T47">s</text:span><text:span text:style-name="T47">t </text:span><text:span text:style-name="T47">o</text:span><text:span text:style-name="T47">f </text:span><text:span text:style-name="T47">t</text:span><text:span text:style-name="T47">h</text:span><text:span text:style-name="T47">e </text:span><text:span text:style-name="T47">t</text:span><text:span text:style-name="T47">i</text:span><text:span text:style-name="T47">m</text:span><text:span text:style-name="T47">e </text:span><text:span text:style-name="T47">I </text:span><text:span text:style-name="T47">w</text:span><text:span text:style-name="T47">a</text:span><text:span text:style-name="T47">s </text:span><text:span text:style-name="T47">d</text:span><text:span text:style-name="T47">e</text:span><text:span text:style-name="T47">a</text:span><text:span text:style-name="T47">l</text:span><text:span text:style-name="T47">i</text:span><text:span text:style-name="T47">n</text:span><text:span text:style-name="T47">g</text:span><text:span text:style-name="T47"> </text:span><text:span text:style-name="T47">w</text:span><text:span text:style-name="T47">i</text:span><text:span text:style-name="T47">t</text:span><text:span text:style-name="T47">h</text:span><text:span text:style-name="T47"> </text:span><text:span text:style-name="T48">M</text:span><text:span text:style-name="T48">S</text:span><text:span text:style-name="T48">S</text:span><text:span text:style-name="T48">Q</text:span><text:span text:style-name="T48">L </text:span><text:span text:style-name="T48">s</text:span><text:span text:style-name="T48">e</text:span><text:span text:style-name="T48">r</text:span><text:span text:style-name="T48">v</text:span><text:span text:style-name="T48">e</text:span><text:span text:style-name="T48">r</text:span><text:span text:style-name="T47">, </text:span><text:span text:style-name="T48">S</text:span><text:span text:style-name="T48">q</text:span><text:span text:style-name="T48">l</text:span><text:span text:style-name="T48">i</text:span><text:span text:style-name="T48">t</text:span><text:span text:style-name="T48">e</text:span><text:span text:style-name="T47"> </text:span><text:span text:style-name="T47">o</text:span><text:span text:style-name="T47">n</text:span><text:span text:style-name="T47"> </text:span><text:span text:style-name="T47">t</text:span><text:span text:style-name="T47">o</text:span><text:span text:style-name="T47">p</text:span><text:span text:style-name="T47"> </text:span><text:span text:style-name="T47">o</text:span><text:span text:style-name="T47">f </text:span><text:span text:style-name="T48">N</text:span><text:span text:style-name="T48">o</text:span><text:span text:style-name="T48">d</text:span><text:span text:style-name="T48">e</text:span><text:span text:style-name="T48">J</text:span><text:span text:style-name="T48">S</text:span><text:span text:style-name="T47">, </text:span><text:span text:style-name="T47">a</text:span><text:span text:style-name="T47">n</text:span><text:span text:style-name="T47">d</text:span><text:span text:style-name="T47"> </text:span><text:span text:style-name="T48">R</text:span><text:span text:style-name="T48">e</text:span><text:span text:style-name="T48">a</text:span><text:span text:style-name="T48">c</text:span><text:span text:style-name="T48">t</text:span><text:span text:style-name="T48">j</text:span><text:span text:style-name="T48">s</text:span><text:span text:style-name="T47">.</text:span></text:p>
          </draw:text-box>
        </draw:frame>
        <draw:frame draw:style-name="gr31" draw:text-style-name="P52" draw:layer="layout" svg:width="4.145cm" svg:height="0.657cm" svg:x="1.865cm" svg:y="23.789cm">
          <draw:text-box>
            <text:p text:style-name="P21"><text:span text:style-name="T17"><text:a xlink:href="https://test.com/" xlink:type="simple">External resource</text:a></text:span></text:p>
          </draw:text-box>
        </draw:frame>
        <draw:line draw:style-name="gr41" draw:text-style-name="P46" draw:layer="layout" svg:x1="1.567cm" svg:y1="23.907cm" svg:x2="1.567cm" svg:y2="29.231cm">
          <text:p/>
        </draw:line>
        <draw:custom-shape draw:style-name="gr40" draw:text-style-name="P45" draw:layer="layout" svg:width="0.175cm" svg:height="0.181cm" svg:x="1.472cm" svg:y="2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1.589cm" svg:y="17.8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0.889cm" svg:y="19.97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15.007cm" svg:y="21.72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9" draw:text-style-name="P14" draw:layer="layout" svg:width="0.466cm" svg:height="0.466cm" svg:x="5.924cm" svg:y="23.8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46" draw:text-style-name="P53" draw:layer="layout" svg:width="18.566cm" svg:height="1.141cm" svg:x="1.967cm" svg:y="26.023cm">
          <draw:text-box>
            <text:list text:style-name="L1">
              <text:list-item>
                <text:p text:style-name="P19"><text:span text:style-name="T49">Office Archive App –</text:span><text:span text:style-name="T50"> </text:span><text:span text:style-name="T51">Worked on full </text:span><text:span text:style-name="T51">functional archive can </text:span><text:span text:style-name="T52">CRUD</text:span><text:span text:style-name="T51"> fax, And </text:span><text:span text:style-name="T51">view some managerial stuff also</text:span><text:span text:style-name="T53">. All </text:span><text:span text:style-name="T53">that depends on </text:span><text:span text:style-name="T54">year, stage, </text:span><text:span text:style-name="T53"><text:s/>and </text:span><text:span text:style-name="T55">fax </text:span><text:span text:style-name="T55">title</text:span><text:span text:style-name="T53"> or soldier </text:span><text:span text:style-name="T55">name</text:span><text:span text:style-name="T53">.</text:span></text:p>
              </text:list-item>
            </text:list>
          </draw:text-box>
        </draw:frame>
        <draw:frame draw:style-name="gr36" draw:text-style-name="P53" draw:layer="layout" svg:width="18.566cm" svg:height="0.696cm" svg:x="1.967cm" svg:y="28.9cm">
          <draw:text-box>
            <text:list text:style-name="L1">
              <text:list-item>
                <text:p text:style-name="P19"><text:span text:style-name="T49">Inte</text:span><text:span text:style-name="T49">rvie</text:span><text:span text:style-name="T49">w </text:span><text:span text:style-name="T49">Pan</text:span><text:span text:style-name="T49">el –</text:span><text:span text:style-name="T50"> </text:span><text:span text:style-name="T51">Buil</text:span><text:span text:style-name="T51">t a </text:span><text:span text:style-name="T51">das</text:span><text:span text:style-name="T51">hbo</text:span><text:span text:style-name="T51">ard </text:span><text:span text:style-name="T51">to </text:span><text:span text:style-name="T52">Vie</text:span><text:span text:style-name="T52">w, </text:span><text:span text:style-name="T52">Coll</text:span><text:span text:style-name="T52">ect, <text:s/></text:span><text:span text:style-name="T52">Edit, </text:span><text:span text:style-name="T51">and </text:span><text:span text:style-name="T52">Dele</text:span><text:span text:style-name="T52">te </text:span><text:span text:style-name="T53">sold</text:span><text:span text:style-name="T53">ier </text:span><text:span text:style-name="T53">pro</text:span><text:span text:style-name="T53">file.</text:span></text:p>
              </text:list-item>
            </text:list>
          </draw:text-box>
        </draw:frame>
        <draw:frame draw:style-name="gr46" draw:text-style-name="P53" draw:layer="layout" svg:width="18.566cm" svg:height="1.141cm" svg:x="1.967cm" svg:y="27.938cm">
          <draw:text-box>
            <text:list text:style-name="L1">
              <text:list-item>
                <text:p text:style-name="P21"><text:span text:style-name="T56">Solider Examiner –</text:span><text:span text:style-name="T57"> </text:span><text:span text:style-name="T58">Rebuilt</text:span><text:span text:style-name="T59"> exam app, which has questions that helps to measure Psychological, Sexual, and religious deviations.</text:span></text:p>
              </text:list-item>
            </text:list>
          </draw:text-box>
        </draw:frame>
        <draw:frame draw:style-name="gr46" draw:text-style-name="P53" draw:layer="layout" svg:width="18.566cm" svg:height="1.141cm" svg:x="1.967cm" svg:y="26.959cm">
          <draw:text-box>
            <text:list text:style-name="L1">
              <text:list-item>
                <text:p text:style-name="P21"><text:span text:style-name="T56">Leader Assistant –</text:span><text:span text:style-name="T57"> </text:span><text:span text:style-name="T59">Developed an app helps the leader to assign orders, track requests, and can response back for requests </text:span><text:span text:style-name="T55">approve</text:span><text:span text:style-name="T59">, </text:span><text:span text:style-name="T55">wait</text:span><text:span text:style-name="T59"> or just </text:span><text:span text:style-name="T55">delete</text:span><text:span text:style-name="T59"> it quitely.</text:span></text:p>
              </text:list-item>
            </text:list>
          </draw:text-box>
        </draw:frame>
      </draw:page>
      <draw:page draw:name="page2" draw:style-name="dp1" draw:master-page-name="Default">
        <draw:frame draw:style-name="gr47" draw:text-style-name="P47" draw:layer="layout" svg:width="8.388cm" svg:height="0.78cm" svg:x="1.158cm" svg:y="4.246cm">
          <draw:text-box>
            <text:p><text:span text:style-name="T60">UNIVERSITY OF SADAT CITY</text:span></text:p>
          </draw:text-box>
        </draw:frame>
        <draw:frame draw:style-name="gr48" draw:text-style-name="P54" draw:layer="layout" svg:width="3.031cm" svg:height="0.742cm" svg:x="1.448cm" svg:y="5.447cm">
          <draw:text-box>
            <text:p text:style-name="P21"><text:span text:style-name="T61">Law student</text:span></text:p>
          </draw:text-box>
        </draw:frame>
        <draw:frame draw:style-name="gr31" draw:text-style-name="P52" draw:layer="layout" svg:width="4.145cm" svg:height="0.657cm" svg:x="1.464cm" svg:y="4.8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57cm" svg:x2="20.367cm" svg:y2="3.57cm">
          <text:p/>
        </draw:line>
        <draw:frame draw:style-name="gr16" draw:text-style-name="P33" draw:layer="layout" svg:width="4.155cm" svg:height="0.835cm" svg:x="0.698cm" svg:y="3.117cm">
          <draw:text-box>
            <text:p><text:span text:style-name="T37">Education</text:span></text:p>
          </draw:text-box>
        </draw:frame>
        <draw:frame draw:style-name="gr35" draw:text-style-name="P48" draw:layer="layout" svg:width="3.502cm" svg:height="0.717cm" svg:x="16.702cm" svg:y="4.285cm">
          <draw:text-box>
            <text:p text:style-name="P43"><text:span text:style-name="T44">2017 - 2021</text:span></text:p>
          </draw:text-box>
        </draw:frame>
        <draw:frame draw:style-name="gr37" draw:text-style-name="P32" draw:layer="layout" svg:width="2.431cm" svg:height="0.751cm" svg:x="0.691cm" svg:y="3.575cm">
          <draw:text-box>
            <text:p text:style-name="P1"><text:span text:style-name="T36">Academic</text:span></text:p>
          </draw:text-box>
        </draw:frame>
        <draw:frame draw:style-name="gr49" draw:text-style-name="P55" draw:layer="layout" svg:width="7.385cm" svg:height="0.742cm" svg:x="1.012cm" svg:y="6.939cm">
          <draw:text-box>
            <text:p text:style-name="P21"><text:span text:style-name="T62">Languages:</text:span></text:p>
          </draw:text-box>
        </draw:frame>
        <draw:frame draw:style-name="gr50" draw:text-style-name="P56" draw:layer="layout" svg:width="8.182cm" svg:height="0.742cm" svg:x="1.717cm" svg:y="7.536cm">
          <draw:text-box>
            <text:p text:style-name="P21"><text:span text:style-name="T63">Arabic <text:s text:c="2"/></text:span><text:span text:style-name="T61">native</text:span></text:p>
          </draw:text-box>
        </draw:frame>
        <draw:frame draw:style-name="gr51" draw:text-style-name="P56" draw:layer="layout" svg:width="8.436cm" svg:height="0.742cm" svg:x="1.712cm" svg:y="8.139cm">
          <draw:text-box>
            <text:p text:style-name="P21"><text:span text:style-name="T64">English <text:s/></text:span><text:span text:style-name="T65">B2</text:span></text:p>
          </draw:text-box>
        </draw:frame>
        <draw:frame draw:style-name="gr52" draw:text-style-name="P56" draw:layer="layout" svg:width="7.674cm" svg:height="0.742cm" svg:x="1.712cm" svg:y="8.739cm">
          <draw:text-box>
            <text:p text:style-name="P21"><text:span text:style-name="T64">Deutsch <text:s text:c="2"/></text:span><text:span text:style-name="T65">A2</text:span></text:p>
          </draw:text-box>
        </draw:frame>
        <draw:frame draw:style-name="gr53" draw:text-style-name="P55" draw:layer="layout" svg:width="6.876cm" svg:height="0.742cm" svg:x="1.012cm" svg:y="9.339cm">
          <draw:text-box>
            <text:p text:style-name="P21"><text:span text:style-name="T62">More useful links:</text:span></text:p>
          </draw:text-box>
        </draw:frame>
        <draw:line draw:style-name="gr54" draw:text-style-name="P57" draw:layer="layout" svg:x1="2.504cm" svg:y1="6.425cm" svg:x2="20.367cm" svg:y2="6.425cm">
          <text:p text:style-name="P11"><text:span text:style-name="T66"><text:s/></text:span></text:p>
        </draw:line>
        <draw:frame draw:style-name="gr55" draw:text-style-name="P32" draw:layer="layout" svg:width="2.421cm" svg:height="0.797cm" svg:x="0.701cm" svg:y="6.43cm">
          <draw:text-box>
            <text:p text:style-name="P1"><text:span text:style-name="T67">More Info</text:span></text:p>
          </draw:text-box>
        </draw:frame>
        <draw:frame draw:style-name="gr16" draw:text-style-name="P33" draw:layer="layout" svg:width="2.108cm" svg:height="0.835cm" svg:x="0.697cm" svg:y="5.996cm">
          <draw:text-box>
            <text:p><text:span text:style-name="T37">Extras</text:span></text:p>
          </draw:text-box>
        </draw:frame>
        <draw:frame draw:style-name="gr56" draw:text-style-name="P58" draw:layer="layout" svg:width="13.482cm" svg:height="0.742cm" svg:x="1.769cm" svg:y="9.95cm">
          <draw:text-box>
            <text:p text:style-name="P19"><text:span text:style-name="T68">@salihcodev</text:span><text:span text:style-name="T69"> </text:span><text:span text:style-name="T70"><text:s text:c="4"/></text:span><text:span text:style-name="T70"><text:a xlink:href="https://www.github.com/salihcodev" xlink:type="simple">Github</text:a></text:span><text:span text:style-name="T71">, </text:span><text:span text:style-name="T71"><text:a xlink:href="https://www.linkedin.com/in/salihcodev" xlink:type="simple">Linkedin</text:a></text:span><text:span text:style-name="T71">, </text:span><text:span text:style-name="T71"><text:a xlink:href="https://www.twitter.com/salihcodev" xlink:type="simple">Twitter</text:a></text:span><text:span text:style-name="T71">, </text:span><text:span text:style-name="T71"><text:a xlink:href="https://www.facebook.com/salihcodev" xlink:type="simple">Facebook</text:a></text:span></text:p>
          </draw:text-box>
        </draw:frame>
        <draw:frame draw:style-name="gr9" draw:text-style-name="P14" draw:layer="layout" svg:width="0.466cm" svg:height="0.466cm" svg:x="5.497cm" svg:y="4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  <draw:frame draw:style-name="gr42" draw:text-style-name="P59" draw:layer="layout" svg:width="3.556cm" svg:height="0.873cm" svg:x="1.815cm" svg:y="0.089cm">
          <draw:text-box>
            <text:p><text:span text:style-name="T43">Upwork</text:span></text:p>
          </draw:text-box>
        </draw:frame>
        <draw:frame draw:style-name="gr35" draw:text-style-name="P48" draw:layer="layout" svg:width="5.143cm" svg:height="0.717cm" svg:x="15.236cm" svg:y="0.182cm">
          <draw:text-box>
            <text:p text:style-name="P43"><text:span text:style-name="T44">Jun – 2019 : Sep <text:s/>- 2020 </text:span></text:p>
          </draw:text-box>
        </draw:frame>
        <draw:frame draw:style-name="gr57" draw:text-style-name="P49" draw:layer="layout" svg:width="5.225cm" svg:height="0.823cm" svg:x="1.846cm" svg:y="1.124cm">
          <draw:text-box>
            <text:p text:style-name="P21"><text:span text:style-name="T45">Web Designer</text:span></text:p>
          </draw:text-box>
        </draw:frame>
        <draw:frame draw:style-name="gr58" draw:text-style-name="P60" draw:layer="layout" svg:width="3.031cm" svg:height="0.742cm" svg:x="4.048cm" svg:y="0.155cm">
          <draw:text-box>
            <text:p text:style-name="P21"><text:span text:style-name="T72">freelancing</text:span></text:p>
          </draw:text-box>
        </draw:frame>
        <draw:frame draw:style-name="gr31" draw:text-style-name="P52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61" draw:layer="layout" svg:width="18.566cm" svg:height="0.696cm" svg:x="2.002cm" svg:y="1.731cm">
          <draw:text-box>
            <text:list text:style-name="L1">
              <text:list-item>
                <text:p text:style-name="P21"><text:span text:style-name="T58">Learned some additional communication skills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131cm">
          <draw:text-box>
            <text:list text:style-name="L1">
              <text:list-item>
                <text:p text:style-name="P21"><text:span text:style-name="T58">Achieved some progress in backend technologies, Because I needed it to finish some projects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553cm">
          <draw:text-box>
            <text:list text:style-name="L1">
              <text:list-item>
                <text:p text:style-name="P21"><text:span text:style-name="T58">Became aware of UI &amp; UX more than in the beginning.</text:span></text:p>
              </text:list-item>
            </text:list>
          </draw:text-box>
        </draw:frame>
        <draw:line draw:style-name="gr41" draw:text-style-name="P46" draw:layer="layout" svg:x1="1.541cm" svg:y1="0.742cm" svg:x2="1.541cm" svg:y2="2.97cm">
          <text:p/>
        </draw:line>
        <draw:custom-shape draw:style-name="gr40" draw:text-style-name="P45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F1CB1CCD198E100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05T12:14:08.571503842</dc:date>
    <meta:editing-duration>P3DT18H23M44S</meta:editing-duration>
    <meta:editing-cycles>705</meta:editing-cycles>
    <meta:document-statistic meta:object-count="117"/>
  </office:meta>
</office:document-meta>
</file>